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sShareAMockTest.performT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hreadsShareAMock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sShareAMockTest.shouldAllowVerifyingIn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